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mote" table:style-name="ta1">
        <table:table-column table:style-name="co1" table:number-columns-repeated="16" table:default-cell-style-name="ce1"/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TRIDENT</text:p>
          </table:table-cell>
          <table:table-cell table:style-name="ce2" office:value-type="string" calcext:value-type="string">
            <text:p>NNC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GENCLA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0_1</text:p>
          </table:table-cell>
          <table:table-cell office:value-type="percentage" office:value="0.2676" calcext:value-type="percentage">
            <text:p>26,76%</text:p>
          </table:table-cell>
          <table:table-cell office:value-type="percentage" office:value="0.2973" calcext:value-type="percentage">
            <text:p>29,73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ct1970_2</text:p>
          </table:table-cell>
          <table:table-cell office:value-type="percentage" office:value="0.2919" calcext:value-type="percentage">
            <text:p>29,19%</text:p>
          </table:table-cell>
          <table:table-cell office:value-type="percentage" office:value="0.2649" calcext:value-type="percentage">
            <text:p>26,49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ct1970_3</text:p>
          </table:table-cell>
          <table:table-cell office:value-type="percentage" office:value="0.2378" calcext:value-type="percentage">
            <text:p>23,78%</text:p>
          </table:table-cell>
          <table:table-cell office:value-type="percentage" office:value="0.1973" calcext:value-type="percentage">
            <text:p>19,73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ct1970_4</text:p>
          </table:table-cell>
          <table:table-cell office:value-type="percentage" office:value="0.3351" calcext:value-type="percentage">
            <text:p>33,51%</text:p>
          </table:table-cell>
          <table:table-cell office:value-type="percentage" office:value="0.3162" calcext:value-type="percentage">
            <text:p>31,62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ct1970_5</text:p>
          </table:table-cell>
          <table:table-cell office:value-type="percentage" office:value="0.3568" calcext:value-type="percentage">
            <text:p>35,68%</text:p>
          </table:table-cell>
          <table:table-cell office:value-type="percentage" office:value="0.3486" calcext:value-type="percentage">
            <text:p>34,86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ct1970_6</text:p>
          </table:table-cell>
          <table:table-cell office:value-type="percentage" office:value="0.3162" calcext:value-type="percentage">
            <text:p>31,62%</text:p>
          </table:table-cell>
          <table:table-cell office:value-type="percentage" office:value="0.3649" calcext:value-type="percentage">
            <text:p>36,49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ct1970_7</text:p>
          </table:table-cell>
          <table:table-cell office:value-type="percentage" office:value="0.3486" calcext:value-type="percentage">
            <text:p>34,86%</text:p>
          </table:table-cell>
          <table:table-cell office:value-type="percentage" office:value="0.2324" calcext:value-type="percentage">
            <text:p>23,24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ct1970_8</text:p>
          </table:table-cell>
          <table:table-cell office:value-type="percentage" office:value="0.2486" calcext:value-type="percentage">
            <text:p>24,86%</text:p>
          </table:table-cell>
          <table:table-cell office:value-type="percentage" office:value="0.273" calcext:value-type="percentage">
            <text:p>27,30%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ct1970_9</text:p>
          </table:table-cell>
          <table:table-cell office:value-type="percentage" office:value="0.227" calcext:value-type="percentage">
            <text:p>22,70%</text:p>
          </table:table-cell>
          <table:table-cell office:value-type="percentage" office:value="0.2081" calcext:value-type="percentage">
            <text:p>20,81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ct1970_10</text:p>
          </table:table-cell>
          <table:table-cell office:value-type="percentage" office:value="0.3243" calcext:value-type="percentage">
            <text:p>32,43%</text:p>
          </table:table-cell>
          <table:table-cell office:value-type="percentage" office:value="0.327" calcext:value-type="percentage">
            <text:p>32,70%</text:p>
          </table:table-cell>
          <table:table-cell table:number-columns-repeated="13"/>
        </table:table-row>
        <table:table-row table:style-name="ro1">
          <table:table-cell table:style-name="ce2"/>
          <table:table-cell table:style-name="ce2" table:formula="of:=AVERAGE([.B2:.B11])" office:value-type="percentage" office:value="0.29539" calcext:value-type="percentage">
            <text:p>29,54%</text:p>
          </table:table-cell>
          <table:table-cell table:style-name="ce2" table:formula="of:=AVERAGE([.C2:.C11])" office:value-type="percentage" office:value="0.28297" calcext:value-type="percentage">
            <text:p>28,30%</text:p>
          </table:table-cell>
          <table:table-cell table:style-name="ce2" table:formula="of:=AVERAGE([.D2:.D11])" office:value-type="string" office:string-value="" calcext:value-type="error">
            <text:p>#DIV/0!</text:p>
          </table:table-cell>
          <table:table-cell table:style-name="ce2" table:formula="of:=AVERAGE([.E2:.E11])" office:value-type="string" office:string-value="" calcext:value-type="error">
            <text:p>#DIV/0!</text:p>
          </table:table-cell>
          <table:table-cell table:style-name="ce2" table:formula="of:=AVERAGE([.F2:.F11])" office:value-type="string" office:string-value="" calcext:value-type="error">
            <text:p>#DIV/0!</text:p>
          </table:table-cell>
          <table:table-cell table:style-name="ce2" table:formula="of:=AVERAGE([.G2:.G11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NNC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GENCLA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5_1</text:p>
          </table:table-cell>
          <table:table-cell office:value-type="percentage" office:value="0.1979" calcext:value-type="percentage">
            <text:p>19,79%</text:p>
          </table:table-cell>
          <table:table-cell office:value-type="percentage" office:value="0.1766" calcext:value-type="percentage">
            <text:p>17,66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ct1975_2</text:p>
          </table:table-cell>
          <table:table-cell office:value-type="percentage" office:value="0.2617" calcext:value-type="percentage">
            <text:p>26,17%</text:p>
          </table:table-cell>
          <table:table-cell office:value-type="percentage" office:value="0.2277" calcext:value-type="percentage">
            <text:p>22,77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ct1975_3</text:p>
          </table:table-cell>
          <table:table-cell office:value-type="percentage" office:value="0.3213" calcext:value-type="percentage">
            <text:p>32,13%</text:p>
          </table:table-cell>
          <table:table-cell office:value-type="percentage" office:value="0.3426" calcext:value-type="percentage">
            <text:p>34,26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ct1975_4</text:p>
          </table:table-cell>
          <table:table-cell office:value-type="percentage" office:value="0.2957" calcext:value-type="percentage">
            <text:p>29,57%</text:p>
          </table:table-cell>
          <table:table-cell office:value-type="percentage" office:value="0.3128" calcext:value-type="percentage">
            <text:p>31,28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ct1975_5</text:p>
          </table:table-cell>
          <table:table-cell office:value-type="percentage" office:value="0.2149" calcext:value-type="percentage">
            <text:p>21,49%</text:p>
          </table:table-cell>
          <table:table-cell office:value-type="percentage" office:value="0.2064" calcext:value-type="percentage">
            <text:p>20,64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ct1975_6</text:p>
          </table:table-cell>
          <table:table-cell office:value-type="percentage" office:value="0.283" calcext:value-type="percentage">
            <text:p>28,30%</text:p>
          </table:table-cell>
          <table:table-cell office:value-type="percentage" office:value="0.2553" calcext:value-type="percentage">
            <text:p>25,53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ct1975_7</text:p>
          </table:table-cell>
          <table:table-cell office:value-type="percentage" office:value="0.2745" calcext:value-type="percentage">
            <text:p>27,45%</text:p>
          </table:table-cell>
          <table:table-cell office:value-type="percentage" office:value="0.3" calcext:value-type="percentage">
            <text:p>30,00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ct1975_8</text:p>
          </table:table-cell>
          <table:table-cell office:value-type="percentage" office:value="0.234" calcext:value-type="percentage">
            <text:p>23,40%</text:p>
          </table:table-cell>
          <table:table-cell office:value-type="percentage" office:value="0.2255" calcext:value-type="percentage">
            <text:p>22,55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ct1975_9</text:p>
          </table:table-cell>
          <table:table-cell office:value-type="percentage" office:value="0.2766" calcext:value-type="percentage">
            <text:p>27,66%</text:p>
          </table:table-cell>
          <table:table-cell office:value-type="percentage" office:value="0.2681" calcext:value-type="percentage">
            <text:p>26,81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ct1975_10</text:p>
          </table:table-cell>
          <table:table-cell office:value-type="percentage" office:value="0.2553" calcext:value-type="percentage">
            <text:p>25,53%</text:p>
          </table:table-cell>
          <table:table-cell office:value-type="percentage" office:value="0.2468" calcext:value-type="percentage">
            <text:p>24,68%</text:p>
          </table:table-cell>
          <table:table-cell table:number-columns-repeated="13"/>
        </table:table-row>
        <table:table-row table:style-name="ro1">
          <table:table-cell table:style-name="ce2"/>
          <table:table-cell table:style-name="ce2" table:formula="of:=AVERAGE([.B15:.B24])" office:value-type="percentage" office:value="0.26149" calcext:value-type="percentage">
            <text:p>26,15%</text:p>
          </table:table-cell>
          <table:table-cell table:style-name="ce2" table:formula="of:=AVERAGE([.C15:.C24])" office:value-type="percentage" office:value="0.25618" calcext:value-type="percentage">
            <text:p>25,62%</text:p>
          </table:table-cell>
          <table:table-cell table:style-name="ce2" table:formula="of:=AVERAGE([.D15:.D24])" office:value-type="string" office:string-value="" calcext:value-type="error">
            <text:p>#DIV/0!</text:p>
          </table:table-cell>
          <table:table-cell table:style-name="ce2" table:formula="of:=AVERAGE([.E15:.E24])" office:value-type="string" office:string-value="" calcext:value-type="error">
            <text:p>#DIV/0!</text:p>
          </table:table-cell>
          <table:table-cell table:style-name="ce2" table:formula="of:=AVERAGE([.F15:.F24])" office:value-type="string" office:string-value="" calcext:value-type="error">
            <text:p>#DIV/0!</text:p>
          </table:table-cell>
          <table:table-cell table:style-name="ce2" table:formula="of:=AVERAGE([.G15:.G24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NNC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GENCLA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0_1</text:p>
          </table:table-cell>
          <table:table-cell office:value-type="percentage" office:value="0.2263" calcext:value-type="percentage">
            <text:p>22,63%</text:p>
          </table:table-cell>
          <table:table-cell office:value-type="percentage" office:value="0.1789" calcext:value-type="percentage">
            <text:p>17,89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ct1980_2</text:p>
          </table:table-cell>
          <table:table-cell office:value-type="percentage" office:value="0.3013" calcext:value-type="percentage">
            <text:p>30,13%</text:p>
          </table:table-cell>
          <table:table-cell office:value-type="percentage" office:value="0.2789" calcext:value-type="percentage">
            <text:p>27,89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ct1980_3</text:p>
          </table:table-cell>
          <table:table-cell office:value-type="percentage" office:value="0.2842" calcext:value-type="percentage">
            <text:p>28,42%</text:p>
          </table:table-cell>
          <table:table-cell office:value-type="percentage" office:value="0.2776" calcext:value-type="percentage">
            <text:p>27,76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ct1980_4</text:p>
          </table:table-cell>
          <table:table-cell office:value-type="percentage" office:value="0.1934" calcext:value-type="percentage">
            <text:p>19,34%</text:p>
          </table:table-cell>
          <table:table-cell office:value-type="percentage" office:value="0.1553" calcext:value-type="percentage">
            <text:p>15,53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ct1980_5</text:p>
          </table:table-cell>
          <table:table-cell office:value-type="percentage" office:value="0.2842" calcext:value-type="percentage">
            <text:p>28,42%</text:p>
          </table:table-cell>
          <table:table-cell office:value-type="percentage" office:value="0.2697" calcext:value-type="percentage">
            <text:p>26,97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ct1980_6</text:p>
          </table:table-cell>
          <table:table-cell office:value-type="percentage" office:value="0.2382" calcext:value-type="percentage">
            <text:p>23,82%</text:p>
          </table:table-cell>
          <table:table-cell office:value-type="percentage" office:value="0.2092" calcext:value-type="percentage">
            <text:p>20,92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ct1980_7</text:p>
          </table:table-cell>
          <table:table-cell office:value-type="percentage" office:value="0.2355" calcext:value-type="percentage">
            <text:p>23,55%</text:p>
          </table:table-cell>
          <table:table-cell office:value-type="percentage" office:value="0.2132" calcext:value-type="percentage">
            <text:p>21,32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ct1980_8</text:p>
          </table:table-cell>
          <table:table-cell office:value-type="percentage" office:value="0.2661" calcext:value-type="percentage">
            <text:p>26,61%</text:p>
          </table:table-cell>
          <table:table-cell office:value-type="percentage" office:value="0.2579" calcext:value-type="percentage">
            <text:p>25,79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ct1980_9</text:p>
          </table:table-cell>
          <table:table-cell office:value-type="percentage" office:value="0.3013" calcext:value-type="percentage">
            <text:p>30,13%</text:p>
          </table:table-cell>
          <table:table-cell office:value-type="percentage" office:value="0.2895" calcext:value-type="percentage">
            <text:p>28,95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ct1980_10</text:p>
          </table:table-cell>
          <table:table-cell office:value-type="percentage" office:value="0.3092" calcext:value-type="percentage">
            <text:p>30,92%</text:p>
          </table:table-cell>
          <table:table-cell office:value-type="percentage" office:value="0.2724" calcext:value-type="percentage">
            <text:p>27,24%</text:p>
          </table:table-cell>
          <table:table-cell table:number-columns-repeated="13"/>
        </table:table-row>
        <table:table-row table:style-name="ro1">
          <table:table-cell table:style-name="ce2"/>
          <table:table-cell table:style-name="ce2" table:formula="of:=AVERAGE([.B28:.B37])" office:value-type="percentage" office:value="0.26397" calcext:value-type="percentage">
            <text:p>26,40%</text:p>
          </table:table-cell>
          <table:table-cell table:style-name="ce2" table:formula="of:=AVERAGE([.C28:.C37])" office:value-type="percentage" office:value="0.24026" calcext:value-type="percentage">
            <text:p>24,03%</text:p>
          </table:table-cell>
          <table:table-cell table:style-name="ce2" table:formula="of:=AVERAGE([.D28:.D37])" office:value-type="string" office:string-value="" calcext:value-type="error">
            <text:p>#DIV/0!</text:p>
          </table:table-cell>
          <table:table-cell table:style-name="ce2" table:formula="of:=AVERAGE([.E28:.E37])" office:value-type="string" office:string-value="" calcext:value-type="error">
            <text:p>#DIV/0!</text:p>
          </table:table-cell>
          <table:table-cell table:style-name="ce2" table:formula="of:=AVERAGE([.F28:.F37])" office:value-type="string" office:string-value="" calcext:value-type="error">
            <text:p>#DIV/0!</text:p>
          </table:table-cell>
          <table:table-cell table:style-name="ce2" table:formula="of:=AVERAGE([.G28:.G37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NNC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GENCLA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5_1</text:p>
          </table:table-cell>
          <table:table-cell office:value-type="percentage" office:value="0.227" calcext:value-type="percentage">
            <text:p>22,70%</text:p>
          </table:table-cell>
          <table:table-cell office:value-type="percentage" office:value="0.1825" calcext:value-type="percentage">
            <text:p>18,25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ct1985_2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81" calcext:value-type="percentage">
            <text:p>18,10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ct1985_3</text:p>
          </table:table-cell>
          <table:table-cell office:value-type="percentage" office:value="0.2079" calcext:value-type="percentage">
            <text:p>20,79%</text:p>
          </table:table-cell>
          <table:table-cell office:value-type="percentage" office:value="0.1889" calcext:value-type="percentage">
            <text:p>18,89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ct1985_4</text:p>
          </table:table-cell>
          <table:table-cell office:value-type="percentage" office:value="0.1587" calcext:value-type="percentage">
            <text:p>15,87%</text:p>
          </table:table-cell>
          <table:table-cell office:value-type="percentage" office:value="0.1492" calcext:value-type="percentage">
            <text:p>14,92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ct1985_5</text:p>
          </table:table-cell>
          <table:table-cell office:value-type="percentage" office:value="0.3159" calcext:value-type="percentage">
            <text:p>31,59%</text:p>
          </table:table-cell>
          <table:table-cell office:value-type="percentage" office:value="0.3079" calcext:value-type="percentage">
            <text:p>30,79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ct1985_6</text:p>
          </table:table-cell>
          <table:table-cell office:value-type="percentage" office:value="0.1873" calcext:value-type="percentage">
            <text:p>18,73%</text:p>
          </table:table-cell>
          <table:table-cell office:value-type="percentage" office:value="0.1587" calcext:value-type="percentage">
            <text:p>15,87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ct1985_7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687" calcext:value-type="percentage">
            <text:p>16,87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ct1985_8</text:p>
          </table:table-cell>
          <table:table-cell office:value-type="percentage" office:value="0.1302" calcext:value-type="percentage">
            <text:p>13,02%</text:p>
          </table:table-cell>
          <table:table-cell office:value-type="percentage" office:value="0.1159" calcext:value-type="percentage">
            <text:p>11,59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ct1985_9</text:p>
          </table:table-cell>
          <table:table-cell office:value-type="percentage" office:value="0.1682" calcext:value-type="percentage">
            <text:p>16,82%</text:p>
          </table:table-cell>
          <table:table-cell office:value-type="percentage" office:value="0.1524" calcext:value-type="percentage">
            <text:p>15,24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ct1985_10</text:p>
          </table:table-cell>
          <table:table-cell office:value-type="percentage" office:value="0.2016" calcext:value-type="percentage">
            <text:p>20,16%</text:p>
          </table:table-cell>
          <table:table-cell office:value-type="percentage" office:value="0.1635" calcext:value-type="percentage">
            <text:p>16,35%</text:p>
          </table:table-cell>
          <table:table-cell table:number-columns-repeated="13"/>
        </table:table-row>
        <table:table-row table:style-name="ro1">
          <table:table-cell table:style-name="ce2"/>
          <table:table-cell table:style-name="ce2" table:formula="of:=AVERAGE([.B41:.B50])" office:value-type="percentage" office:value="0.19968" calcext:value-type="percentage">
            <text:p>19,97%</text:p>
          </table:table-cell>
          <table:table-cell table:style-name="ce2" table:formula="of:=AVERAGE([.C41:.C50])" office:value-type="percentage" office:value="0.17687" calcext:value-type="percentage">
            <text:p>17,69%</text:p>
          </table:table-cell>
          <table:table-cell table:style-name="ce2" table:formula="of:=AVERAGE([.D41:.D50])" office:value-type="string" office:string-value="" calcext:value-type="error">
            <text:p>#DIV/0!</text:p>
          </table:table-cell>
          <table:table-cell table:style-name="ce2" table:formula="of:=AVERAGE([.E41:.E50])" office:value-type="string" office:string-value="" calcext:value-type="error">
            <text:p>#DIV/0!</text:p>
          </table:table-cell>
          <table:table-cell table:style-name="ce2" table:formula="of:=AVERAGE([.F41:.F50])" office:value-type="string" office:string-value="" calcext:value-type="error">
            <text:p>#DIV/0!</text:p>
          </table:table-cell>
          <table:table-cell table:style-name="ce2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NNC</text:p>
          </table:table-cell>
          <table:table-cell table:style-name="ce2" office:value-type="string" calcext:value-type="string">
            <text:p>FC2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gct1990_1</text:p>
          </table:table-cell>
          <table:table-cell office:value-type="percentage" office:value="0.1539" calcext:value-type="percentage">
            <text:p>15,39%</text:p>
          </table:table-cell>
          <table:table-cell office:value-type="percentage" office:value="0.149" calcext:value-type="percentage">
            <text:p>14,90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ct1990_2</text:p>
          </table:table-cell>
          <table:table-cell office:value-type="percentage" office:value="0.0843" calcext:value-type="percentage">
            <text:p>8,43%</text:p>
          </table:table-cell>
          <table:table-cell office:value-type="percentage" office:value="0.0659" calcext:value-type="percentage">
            <text:p>6,59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ct1990_3</text:p>
          </table:table-cell>
          <table:table-cell office:value-type="percentage" office:value="0.1294" calcext:value-type="percentage">
            <text:p>12,94%</text:p>
          </table:table-cell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ct1990_4</text:p>
          </table:table-cell>
          <table:table-cell office:value-type="percentage" office:value="0.0765" calcext:value-type="percentage">
            <text:p>7,65%</text:p>
          </table:table-cell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ct1990_5</text:p>
          </table:table-cell>
          <table:table-cell office:value-type="percentage" office:value="0.0971" calcext:value-type="percentage">
            <text:p>9,71%</text:p>
          </table:table-cell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ct1990_6</text:p>
          </table:table-cell>
          <table:table-cell office:value-type="percentage" office:value="0.1794" calcext:value-type="percentage">
            <text:p>17,94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1990_7</text:p>
          </table:table-cell>
          <table:table-cell office:value-type="percentage" office:value="0.1265" calcext:value-type="percentage">
            <text:p>12,65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1990_8</text:p>
          </table:table-cell>
          <table:table-cell office:value-type="percentage" office:value="0.1755" calcext:value-type="percentage">
            <text:p>17,55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1990_9</text:p>
          </table:table-cell>
          <table:table-cell office:value-type="percentage" office:value="0.1618" calcext:value-type="percentage">
            <text:p>16,18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1990_10</text:p>
          </table:table-cell>
          <table:table-cell office:value-type="percentage" office:value="0.101" calcext:value-type="percentage">
            <text:p>10,10%</text:p>
          </table:table-cell>
          <table:table-cell table:number-columns-repeated="14"/>
        </table:table-row>
        <table:table-row table:style-name="ro1">
          <table:table-cell table:style-name="ce2"/>
          <table:table-cell table:style-name="ce2" table:formula="of:=AVERAGE([.B53:.B62])" office:value-type="percentage" office:value="0.12854" calcext:value-type="percentage">
            <text:p>12,85%</text:p>
          </table:table-cell>
          <table:table-cell table:style-name="ce2" table:formula="of:=AVERAGE([.C53:.C62])" office:value-type="percentage" office:value="0.10745" calcext:value-type="percentage">
            <text:p>10,75%</text:p>
          </table:table-cell>
          <table:table-cell table:style-name="ce2" table:formula="of:=AVERAGE([.D53:.D62])" office:value-type="string" office:string-value="" calcext:value-type="error">
            <text:p>#DIV/0!</text:p>
          </table:table-cell>
          <table:table-cell table:style-name="ce2" table:formula="of:=AVERAGE([.E53:.E62])" office:value-type="string" office:string-value="" calcext:value-type="error">
            <text:p>#DIV/0!</text:p>
          </table:table-cell>
          <table:table-cell table:style-name="ce2" table:formula="of:=AVERAGE([.F53:.F62])" office:value-type="string" office:string-value="" calcext:value-type="error">
            <text:p>#DIV/0!</text:p>
          </table:table-cell>
          <table:table-cell table:style-name="ce2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NNC</text:p>
          </table:table-cell>
          <table:table-cell table:style-name="ce2" office:value-type="string" calcext:value-type="string">
            <text:p>FC2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gct1995_1</text:p>
          </table:table-cell>
          <table:table-cell office:value-type="percentage" office:value="0.0994" calcext:value-type="percentage">
            <text:p>9,94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1995_2</text:p>
          </table:table-cell>
          <table:table-cell office:value-type="percentage" office:value="0.0927" calcext:value-type="percentage">
            <text:p>9,27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1995_3</text:p>
          </table:table-cell>
          <table:table-cell office:value-type="percentage" office:value="0.1218" calcext:value-type="percentage">
            <text:p>12,18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1995_4</text:p>
          </table:table-cell>
          <table:table-cell office:value-type="percentage" office:value="0.0838" calcext:value-type="percentage">
            <text:p>8,38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1995_5</text:p>
          </table:table-cell>
          <table:table-cell office:value-type="percentage" office:value="0.1207" calcext:value-type="percentage">
            <text:p>12,07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1995_6</text:p>
          </table:table-cell>
          <table:table-cell office:value-type="percentage" office:value="0.0905" calcext:value-type="percentage">
            <text:p>9,05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1995_7</text:p>
          </table:table-cell>
          <table:table-cell office:value-type="percentage" office:value="0.1106" calcext:value-type="percentage">
            <text:p>11,06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1995_8</text:p>
          </table:table-cell>
          <table:table-cell office:value-type="percentage" office:value="0.0721" calcext:value-type="percentage">
            <text:p>7,21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1995_9</text:p>
          </table:table-cell>
          <table:table-cell office:value-type="percentage" office:value="0.1" calcext:value-type="percentage">
            <text:p>10,00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1995_10</text:p>
          </table:table-cell>
          <table:table-cell office:value-type="percentage" office:value="0.1173" calcext:value-type="percentage">
            <text:p>11,73%</text:p>
          </table:table-cell>
          <table:table-cell table:number-columns-repeated="14"/>
        </table:table-row>
        <table:table-row table:style-name="ro1">
          <table:table-cell table:style-name="ce2"/>
          <table:table-cell table:style-name="ce2" table:formula="of:=AVERAGE([.B66:.B75])" office:value-type="percentage" office:value="0.10089" calcext:value-type="percentage">
            <text:p>10,09%</text:p>
          </table:table-cell>
          <table:table-cell table:style-name="ce2" table:formula="of:=AVERAGE([.C66:.C75])" office:value-type="string" office:string-value="" calcext:value-type="error">
            <text:p>#DIV/0!</text:p>
          </table:table-cell>
          <table:table-cell table:style-name="ce2" table:formula="of:=AVERAGE([.D66:.D75])" office:value-type="string" office:string-value="" calcext:value-type="error">
            <text:p>#DIV/0!</text:p>
          </table:table-cell>
          <table:table-cell table:style-name="ce2" table:formula="of:=AVERAGE([.E66:.E75])" office:value-type="string" office:string-value="" calcext:value-type="error">
            <text:p>#DIV/0!</text:p>
          </table:table-cell>
          <table:table-cell table:style-name="ce2" table:formula="of:=AVERAGE([.F66:.F75])" office:value-type="string" office:string-value="" calcext:value-type="error">
            <text:p>#DIV/0!</text:p>
          </table:table-cell>
          <table:table-cell table:style-name="ce2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NNC</text:p>
          </table:table-cell>
          <table:table-cell table:style-name="ce2" office:value-type="string" calcext:value-type="string">
            <text:p>FC2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gct2000_1</text:p>
          </table:table-cell>
          <table:table-cell office:value-type="percentage" office:value="0.0643" calcext:value-type="percentage">
            <text:p>6,43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00_2</text:p>
          </table:table-cell>
          <table:table-cell office:value-type="percentage" office:value="0.0683" calcext:value-type="percentage">
            <text:p>6,83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00_3</text:p>
          </table:table-cell>
          <table:table-cell office:value-type="percentage" office:value="0.0859" calcext:value-type="percentage">
            <text:p>8,59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00_4</text:p>
          </table:table-cell>
          <table:table-cell office:value-type="percentage" office:value="0.074" calcext:value-type="percentage">
            <text:p>7,40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00_5</text:p>
          </table:table-cell>
          <table:table-cell office:value-type="percentage" office:value="0.0665" calcext:value-type="percentage">
            <text:p>6,65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00_6</text:p>
          </table:table-cell>
          <table:table-cell office:value-type="percentage" office:value="0.0661" calcext:value-type="percentage">
            <text:p>6,61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00_7</text:p>
          </table:table-cell>
          <table:table-cell office:value-type="percentage" office:value="0.0894" calcext:value-type="percentage">
            <text:p>8,94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00_8</text:p>
          </table:table-cell>
          <table:table-cell office:value-type="percentage" office:value="0.0824" calcext:value-type="percentage">
            <text:p>8,24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00_9</text:p>
          </table:table-cell>
          <table:table-cell office:value-type="percentage" office:value="0.0493" calcext:value-type="percentage">
            <text:p>4,93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00_10</text:p>
          </table:table-cell>
          <table:table-cell office:value-type="percentage" office:value="0.0515" calcext:value-type="percentage">
            <text:p>5,15%</text:p>
          </table:table-cell>
          <table:table-cell table:number-columns-repeated="14"/>
        </table:table-row>
        <table:table-row table:style-name="ro1">
          <table:table-cell table:style-name="ce2"/>
          <table:table-cell table:style-name="ce2" table:formula="of:=AVERAGE([.B78:.B87])" office:value-type="percentage" office:value="0.06977" calcext:value-type="percentage">
            <text:p>6,98%</text:p>
          </table:table-cell>
          <table:table-cell table:style-name="ce2" table:formula="of:=AVERAGE([.C78:.C87])" office:value-type="string" office:string-value="" calcext:value-type="error">
            <text:p>#DIV/0!</text:p>
          </table:table-cell>
          <table:table-cell table:style-name="ce2" table:formula="of:=AVERAGE([.D78:.D87])" office:value-type="string" office:string-value="" calcext:value-type="error">
            <text:p>#DIV/0!</text:p>
          </table:table-cell>
          <table:table-cell table:style-name="ce2" table:formula="of:=AVERAGE([.E78:.E87])" office:value-type="string" office:string-value="" calcext:value-type="error">
            <text:p>#DIV/0!</text:p>
          </table:table-cell>
          <table:table-cell table:style-name="ce2" table:formula="of:=AVERAGE([.F78:.F87])" office:value-type="string" office:string-value="" calcext:value-type="error">
            <text:p>#DIV/0!</text:p>
          </table:table-cell>
          <table:table-cell table:style-name="ce2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NNC</text:p>
          </table:table-cell>
          <table:table-cell table:style-name="ce2" office:value-type="string" calcext:value-type="string">
            <text:p>FC2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gct2005_1</text:p>
          </table:table-cell>
          <table:table-cell office:value-type="percentage" office:value="0.0419" calcext:value-type="percentage">
            <text:p>4,19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05_2</text:p>
          </table:table-cell>
          <table:table-cell office:value-type="percentage" office:value="0.0501" calcext:value-type="percentage">
            <text:p>5,01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05_3</text:p>
          </table:table-cell>
          <table:table-cell office:value-type="percentage" office:value="0.0433" calcext:value-type="percentage">
            <text:p>4,33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05_4</text:p>
          </table:table-cell>
          <table:table-cell office:value-type="percentage" office:value="0.0584" calcext:value-type="percentage">
            <text:p>5,84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05_5</text:p>
          </table:table-cell>
          <table:table-cell office:value-type="percentage" office:value="0.0504" calcext:value-type="percentage">
            <text:p>5,04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05_6</text:p>
          </table:table-cell>
          <table:table-cell office:value-type="percentage" office:value="0.049" calcext:value-type="percentage">
            <text:p>4,90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05_7</text:p>
          </table:table-cell>
          <table:table-cell office:value-type="percentage" office:value="0.03" calcext:value-type="percentage">
            <text:p>3,00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05_8</text:p>
          </table:table-cell>
          <table:table-cell office:value-type="percentage" office:value="0.0473" calcext:value-type="percentage">
            <text:p>4,73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05_9</text:p>
          </table:table-cell>
          <table:table-cell office:value-type="percentage" office:value="0.0408" calcext:value-type="percentage">
            <text:p>4,08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05_10</text:p>
          </table:table-cell>
          <table:table-cell office:value-type="percentage" office:value="0.0467" calcext:value-type="percentage">
            <text:p>4,67%</text:p>
          </table:table-cell>
          <table:table-cell table:number-columns-repeated="14"/>
        </table:table-row>
        <table:table-row table:style-name="ro1">
          <table:table-cell table:style-name="ce2"/>
          <table:table-cell table:style-name="ce2" table:formula="of:=AVERAGE([.B90:.B99])" office:value-type="percentage" office:value="0.04579" calcext:value-type="percentage">
            <text:p>4,58%</text:p>
          </table:table-cell>
          <table:table-cell table:style-name="ce2" table:formula="of:=AVERAGE([.C90:.C99])" office:value-type="string" office:string-value="" calcext:value-type="error">
            <text:p>#DIV/0!</text:p>
          </table:table-cell>
          <table:table-cell table:style-name="ce2" table:formula="of:=AVERAGE([.D90:.D99])" office:value-type="string" office:string-value="" calcext:value-type="error">
            <text:p>#DIV/0!</text:p>
          </table:table-cell>
          <table:table-cell table:style-name="ce2" table:formula="of:=AVERAGE([.E90:.E99])" office:value-type="string" office:string-value="" calcext:value-type="error">
            <text:p>#DIV/0!</text:p>
          </table:table-cell>
          <table:table-cell table:style-name="ce2" table:formula="of:=AVERAGE([.F90:.F99])" office:value-type="string" office:string-value="" calcext:value-type="error">
            <text:p>#DIV/0!</text:p>
          </table:table-cell>
          <table:table-cell table:style-name="ce2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NNC</text:p>
          </table:table-cell>
          <table:table-cell table:style-name="ce2" office:value-type="string" calcext:value-type="string">
            <text:p>FC2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gct2010_1</text:p>
          </table:table-cell>
          <table:table-cell office:value-type="percentage" office:value="0.1134" calcext:value-type="percentage">
            <text:p>11,34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10_2</text:p>
          </table:table-cell>
          <table:table-cell office:value-type="percentage" office:value="0.0799" calcext:value-type="percentage">
            <text:p>7,99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10_3</text:p>
          </table:table-cell>
          <table:table-cell office:value-type="percentage" office:value="0.0726" calcext:value-type="percentage">
            <text:p>7,26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10_4</text:p>
          </table:table-cell>
          <table:table-cell office:value-type="percentage" office:value="0.0951" calcext:value-type="percentage">
            <text:p>9,51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10_5</text:p>
          </table:table-cell>
          <table:table-cell office:value-type="percentage" office:value="0.0933" calcext:value-type="percentage">
            <text:p>9,33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10_6</text:p>
          </table:table-cell>
          <table:table-cell office:value-type="percentage" office:value="0.1171" calcext:value-type="percentage">
            <text:p>11,71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10_7</text:p>
          </table:table-cell>
          <table:table-cell office:value-type="percentage" office:value="0.1329" calcext:value-type="percentage">
            <text:p>13,29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10_8</text:p>
          </table:table-cell>
          <table:table-cell office:value-type="percentage" office:value="0.1433" calcext:value-type="percentage">
            <text:p>14,33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10_9</text:p>
          </table:table-cell>
          <table:table-cell office:value-type="percentage" office:value="0.1195" calcext:value-type="percentage">
            <text:p>11,95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10_10</text:p>
          </table:table-cell>
          <table:table-cell office:value-type="percentage" office:value="0.0823" calcext:value-type="percentage">
            <text:p>8,23%</text:p>
          </table:table-cell>
          <table:table-cell table:number-columns-repeated="14"/>
        </table:table-row>
        <table:table-row table:style-name="ro1">
          <table:table-cell table:style-name="ce2"/>
          <table:table-cell table:style-name="ce2" table:formula="of:=AVERAGE([.B102:.B111])" office:value-type="percentage" office:value="0.10494" calcext:value-type="percentage">
            <text:p>10,49%</text:p>
          </table:table-cell>
          <table:table-cell table:style-name="ce2" table:formula="of:=AVERAGE([.C102:.C111])" office:value-type="string" office:string-value="" calcext:value-type="error">
            <text:p>#DIV/0!</text:p>
          </table:table-cell>
          <table:table-cell table:style-name="ce2" table:formula="of:=AVERAGE([.D102:.D111])" office:value-type="string" office:string-value="" calcext:value-type="error">
            <text:p>#DIV/0!</text:p>
          </table:table-cell>
          <table:table-cell table:style-name="ce2" table:formula="of:=AVERAGE([.E102:.E111])" office:value-type="string" office:string-value="" calcext:value-type="error">
            <text:p>#DIV/0!</text:p>
          </table:table-cell>
          <table:table-cell table:style-name="ce2" table:formula="of:=AVERAGE([.F102:.F111])" office:value-type="string" office:string-value="" calcext:value-type="error">
            <text:p>#DIV/0!</text:p>
          </table:table-cell>
          <table:table-cell table:style-name="ce2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NNC</text:p>
          </table:table-cell>
          <table:table-cell table:style-name="ce2" office:value-type="string" calcext:value-type="string">
            <text:p>FC2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gct2015_1</text:p>
          </table:table-cell>
          <table:table-cell office:value-type="percentage" office:value="0.0778" calcext:value-type="percentage">
            <text:p>7,78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15_2</text:p>
          </table:table-cell>
          <table:table-cell office:value-type="percentage" office:value="0" calcext:value-type="percentage">
            <text:p>0,00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15_3</text:p>
          </table:table-cell>
          <table:table-cell office:value-type="percentage" office:value="0" calcext:value-type="percentage">
            <text:p>0,00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15_4</text:p>
          </table:table-cell>
          <table:table-cell office:value-type="percentage" office:value="0" calcext:value-type="percentage">
            <text:p>0,00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15_5</text:p>
          </table:table-cell>
          <table:table-cell office:value-type="percentage" office:value="0.0556" calcext:value-type="percentage">
            <text:p>5,56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15_6</text:p>
          </table:table-cell>
          <table:table-cell office:value-type="percentage" office:value="0.0778" calcext:value-type="percentage">
            <text:p>7,78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15_7</text:p>
          </table:table-cell>
          <table:table-cell office:value-type="percentage" office:value="0.0833" calcext:value-type="percentage">
            <text:p>8,33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15_8</text:p>
          </table:table-cell>
          <table:table-cell office:value-type="percentage" office:value="0" calcext:value-type="percentage">
            <text:p>0,00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15_9</text:p>
          </table:table-cell>
          <table:table-cell office:value-type="percentage" office:value="0" calcext:value-type="percentage">
            <text:p>0,00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15_10</text:p>
          </table:table-cell>
          <table:table-cell office:value-type="percentage" office:value="0.1333" calcext:value-type="percentage">
            <text:p>13,33%</text:p>
          </table:table-cell>
          <table:table-cell table:number-columns-repeated="14"/>
        </table:table-row>
        <table:table-row table:style-name="ro1">
          <table:table-cell table:style-name="ce2"/>
          <table:table-cell table:style-name="ce2" table:formula="of:=AVERAGE([.B114:.B123])" office:value-type="percentage" office:value="0.04278" calcext:value-type="percentage">
            <text:p>4,28%</text:p>
          </table:table-cell>
          <table:table-cell table:style-name="ce2" table:formula="of:=AVERAGE([.C114:.C123])" office:value-type="string" office:string-value="" calcext:value-type="error">
            <text:p>#DIV/0!</text:p>
          </table:table-cell>
          <table:table-cell table:style-name="ce2" table:formula="of:=AVERAGE([.D114:.D123])" office:value-type="string" office:string-value="" calcext:value-type="error">
            <text:p>#DIV/0!</text:p>
          </table:table-cell>
          <table:table-cell table:style-name="ce2" table:formula="of:=AVERAGE([.E114:.E123])" office:value-type="string" office:string-value="" calcext:value-type="error">
            <text:p>#DIV/0!</text:p>
          </table:table-cell>
          <table:table-cell table:style-name="ce2" table:formula="of:=AVERAGE([.F114:.F123])" office:value-type="string" office:string-value="" calcext:value-type="error">
            <text:p>#DIV/0!</text:p>
          </table:table-cell>
          <table:table-cell table:style-name="ce2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NNC</text:p>
          </table:table-cell>
          <table:table-cell table:style-name="ce2" office:value-type="string" calcext:value-type="string">
            <text:p>FC2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gct2020_1</text:p>
          </table:table-cell>
          <table:table-cell office:value-type="percentage" office:value="0" calcext:value-type="percentage">
            <text:p>0,00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20_2</text:p>
          </table:table-cell>
          <table:table-cell office:value-type="percentage" office:value="0.1048" calcext:value-type="percentage">
            <text:p>10,48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20_3</text:p>
          </table:table-cell>
          <table:table-cell office:value-type="percentage" office:value="0.0524" calcext:value-type="percentage">
            <text:p>5,24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20_4</text:p>
          </table:table-cell>
          <table:table-cell office:value-type="percentage" office:value="0" calcext:value-type="percentage">
            <text:p>0,00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20_5</text:p>
          </table:table-cell>
          <table:table-cell office:value-type="percentage" office:value="0" calcext:value-type="percentage">
            <text:p>0,00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20_6</text:p>
          </table:table-cell>
          <table:table-cell office:value-type="percentage" office:value="0" calcext:value-type="percentage">
            <text:p>0,00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20_7</text:p>
          </table:table-cell>
          <table:table-cell office:value-type="percentage" office:value="0" calcext:value-type="percentage">
            <text:p>0,00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20_8</text:p>
          </table:table-cell>
          <table:table-cell office:value-type="percentage" office:value="0" calcext:value-type="percentage">
            <text:p>0,00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20_9</text:p>
          </table:table-cell>
          <table:table-cell office:value-type="percentage" office:value="0" calcext:value-type="percentage">
            <text:p>0,00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ct2020_10</text:p>
          </table:table-cell>
          <table:table-cell office:value-type="percentage" office:value="0" calcext:value-type="percentage">
            <text:p>0,00%</text:p>
          </table:table-cell>
          <table:table-cell table:number-columns-repeated="14"/>
        </table:table-row>
        <table:table-row table:style-name="ro1">
          <table:table-cell table:style-name="ce2"/>
          <table:table-cell table:style-name="ce2" table:formula="of:=AVERAGE([.B126:.B135])" office:value-type="percentage" office:value="0.01572" calcext:value-type="percentage">
            <text:p>1,57%</text:p>
          </table:table-cell>
          <table:table-cell table:style-name="ce2" table:formula="of:=AVERAGE([.C126:.C135])" office:value-type="string" office:string-value="" calcext:value-type="error">
            <text:p>#DIV/0!</text:p>
          </table:table-cell>
          <table:table-cell table:style-name="ce2" table:formula="of:=AVERAGE([.D126:.D135])" office:value-type="string" office:string-value="" calcext:value-type="error">
            <text:p>#DIV/0!</text:p>
          </table:table-cell>
          <table:table-cell table:style-name="ce2" table:formula="of:=AVERAGE([.E126:.E135])" office:value-type="string" office:string-value="" calcext:value-type="error">
            <text:p>#DIV/0!</text:p>
          </table:table-cell>
          <table:table-cell table:style-name="ce2" table:formula="of:=AVERAGE([.F126:.F135])" office:value-type="string" office:string-value="" calcext:value-type="error">
            <text:p>#DIV/0!</text:p>
          </table:table-cell>
          <table:table-cell table:style-name="ce2"/>
          <table:table-cell table:number-columns-repeated="9"/>
        </table:table-row>
        <table:table-row table:style-name="ro1">
          <table:table-cell/>
          <table:table-cell table:style-name="ce2" table:number-columns-repeated="6"/>
          <table:table-cell table:number-columns-repeated="9"/>
        </table:table-row>
        <table:table-row table:style-name="ro1" table:number-rows-repeated="10">
          <table:table-cell table:number-columns-repeated="16"/>
        </table:table-row>
        <table:table-row table:style-name="ro1">
          <table:table-cell table:style-name="ce2" table:number-columns-repeated="7"/>
          <table:table-cell table:number-columns-repeated="9"/>
        </table:table-row>
        <table:table-row table:style-name="ro1" table:number-rows-repeated="1048427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Φύλλο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/00/0000</text:date>, <text:time style:data-style-name="N2" text:time-value="07:57:03.762145261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07:38:01.587725317</meta:creation-date>
    <dc:date>2025-11-14T09:34:16.040993579</dc:date>
    <meta:editing-duration>PT11H53M16S</meta:editing-duration>
    <meta:editing-cycles>88</meta:editing-cycles>
    <meta:generator>LibreOffice/25.2.3.2$Linux_X86_64 LibreOffice_project/520$Build-2</meta:generator>
    <meta:document-statistic meta:table-count="2" meta:cell-count="382" meta:object-count="0"/>
  </office:meta>
</office:document-meta>
</file>